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ffffff"/>
    </style:style>
    <style:style style:name="ce15" style:family="table-cell" style:parent-style-name="Default">
      <style:table-cell-properties fo:background-color="#ffffff"/>
      <style:text-properties fo:color="#ffffff"/>
    </style:style>
    <style:style style:name="ce16" style:family="table-cell" style:parent-style-name="Default">
      <style:table-cell-properties fo:background-color="#ffffff" fo:border="none"/>
      <style:text-properties fo:color="#ffffff"/>
    </style:style>
    <style:style style:name="ce17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20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21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34.92mm" svg:y="17.46mm">
            <loext:p draw:notify-on-update-of-ranges="Sheet1.B13:Sheet1.B18 Sheet1.C13:Sheet1.C24 Sheet1.D12:Sheet1.D12 Sheet1.D13:Sheet1.D24 Sheet1.C26:Sheet1.C30 Sheet1.D26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2.68mm" svg:y="19.92mm" draw:control="control1"/>
          <draw:control draw:z-index="2" draw:text-style-name="P2" svg:width="25.61mm" svg:height="6.64mm" svg:x="102.42mm" svg:y="19.65mm" draw:control="control2"/>
        </table:shapes>
        <table:table-column table:style-name="co1" table:default-cell-style-name="Default"/>
        <table:table-column table:style-name="co2" table:default-cell-style-name="ce8"/>
        <table:table-column table:style-name="co1" table:default-cell-style-name="ce15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ce10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極形式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(&quot;&amp;[.A3]&amp; &quot;) = &quot;&amp;ROUND([.C3];2)&amp;&quot; + &quot;&amp;ROUND([.D3];2)&amp;&quot; j&quot;" office:value-type="string" office:string-value="z(0) = 0 + 0 j" calcext:value-type="string">
            <text:p>z(0) = 0 + 0 j</text:p>
          </table:table-cell>
          <table:table-cell table:style-name="ce11" table:formula="of:=[.E3]*COS([.F3])" office:value-type="float" office:value="0" calcext:value-type="float">
            <text:p>0</text:p>
          </table:table-cell>
          <table:table-cell table:style-name="ce11" table:formula="of:=[.E3]*SIN([.F3])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開始秒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終了秒</text:p>
          </table:table-cell>
          <table:table-cell table:style-name="ce4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ラベル</text:p>
          </table:table-cell>
          <table:table-cell table:style-name="ce13" office:value-type="string" calcext:value-type="string">
            <text:p>Re[Z]</text:p>
          </table:table-cell>
          <table:table-cell table:style-name="ce18" office:value-type="string" calcext:value-type="string">
            <text:p>Im[Z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7" table:formula="of:=[.B3]" office:value-type="string" office:string-value="z(0) = 0 + 0 j" calcext:value-type="string">
            <text:p>z(0) = 0 + 0 j</text:p>
          </table:table-cell>
          <table:table-cell table:style-name="ce14" table:formula="of:=[.C3]" office:value-type="float" office:value="0" calcext:value-type="float">
            <text:p>0</text:p>
          </table:table-cell>
          <table:table-cell table:style-name="ce19" table:formula="of:=[.D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27]+[.B28]*COS([.F3]+[.B29])" office:value-type="float" office:value="-0.173205080756888" calcext:value-type="float">
            <text:p>-0.1732050808</text:p>
          </table:table-cell>
          <table:table-cell table:formula="of:=[.D27]+[.B28]*SIN([.F3]+[.B29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style-name="ce17" table:formula="of:=[.C27]+[.B28]*COS([.F3]-[.B29])" office:value-type="float" office:value="-0.173205080756888" calcext:value-type="float">
            <text:p>-0.1732050808</text:p>
          </table:table-cell>
          <table:table-cell table:style-name="ce21" table:formula="of:=[.D27]+[.B28]*SIN([.F3]-[.B29])" office:value-type="float" office:value="-0.1" calcext:value-type="float">
            <text:p>-0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00/00/00</text:date>, <text:time style:data-style-name="N2" text:time-value="19:06:39.47000495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10T19:07:25.861235743</dc:date>
    <meta:editing-duration>PT50M50S</meta:editing-duration>
    <meta:editing-cycles>16</meta:editing-cycles>
    <meta:generator>LibreOffice/5.1.6.2$Linux_X86_64 LibreOffice_project/10m0$Build-2</meta:generator>
    <meta:document-statistic meta:table-count="1" meta:cell-count="70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Sub Main

Dim oSheet As Object
oSheet = ThisComponent.CurrentController.ActiveSheet

Dim i,b,s,e As Integer

Clear

b = 14
s = oSheet.getCellRangeByName( "B6" ).value
e = oSheet.getCellRangeByName( "B7" ).value

For i = s*10 To e*10
    Dim t  As Double
    t = i/10
    oSheet.getCellRangeByName( "A3" ).value = t
    If  i Mod 10 = 0  Then
       oSheet.getCellRangeByName( "B"+(b+i/10) ).String = oSheet.getCellRangeByName( "B3" ).String
       oSheet.getCellRangeByName( "C"+(b+i/10) ).value = oSheet.getCellRangeByName( "C3" ).value
       oSheet.getCellRangeByName( "D"+(b+i/10) ).value = oSheet.getCellRangeByName( "D3" ).value
    End If
    wait 100
Next

End Sub

Sub Clear

Dim oSheet As Object
oSheet = ThisComponent.CurrentController.ActiveSheet

Dim i,b As Integer
b = 14
oSheet.getCellRangeByName( "A3" ).value = 0
For i=0 To 10
   oSheet.getCellRangeByName( "B"+(b+i) ).value = i
   oSheet.getCellRangeByName( "C"+(b+i) ).value = 100
   oSheet.getCellRangeByName( "D"+(b+i) ).value = 100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13:Sheet1.B18 Sheet1.C13:Sheet1.D24 Sheet1.D12:Sheet1.D12 Sheet1.D26:Sheet1.D30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13:Sheet1.B18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13:Sheet1.D24" chart:label-cell-address="Sheet1.D12:Sheet1.D12" chart:class="chart:scatter">
            <chart:domain table:cell-range-address="Sheet1.C13:Sheet1.C24"/>
            <chart:data-point chart:repeated="12"/>
          </chart:series>
          <chart:series chart:attached-axis="primary-y" chart:style-name="ch7" chart:values-cell-range-address="Sheet1.D26:Sheet1.D30" chart:class="chart:scatter">
            <chart:domain table:cell-range-address="Sheet1.C26:Sheet1.C3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2:Sheet1.D12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z(0) = 0 + 0 j</text:p>
                <draw:g>
                  <svg:desc>Sheet1.B13:Sheet1.B18</svg:desc>
                </draw:g>
              </table:table-cell>
              <table:table-cell office:value-type="float" office:value="0">
                <text:p>0</text:p>
                <draw:g>
                  <svg:desc>Sheet1.C13:Sheet1.C24</svg:desc>
                </draw:g>
              </table:table-cell>
              <table:table-cell office:value-type="float" office:value="0">
                <text:p>0</text:p>
                <draw:g>
                  <svg:desc>Sheet1.D13:Sheet1.D24</svg:desc>
                </draw:g>
              </table:table-cell>
              <table:table-cell office:value-type="float" office:value="0">
                <text:p>0</text:p>
                <draw:g>
                  <svg:desc>Sheet1.C26:Sheet1.C30</svg:desc>
                </draw:g>
              </table:table-cell>
              <table:table-cell office:value-type="float" office:value="0">
                <text:p>0</text:p>
                <draw:g>
                  <svg:desc>Sheet1.D26:Sheet1.D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